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.87mm"/>
    </style:style>
    <style:style style:name="co2" style:family="table-column">
      <style:table-column-properties fo:break-before="auto" style:column-width="17.46mm"/>
    </style:style>
    <style:style style:name="co3" style:family="table-column">
      <style:table-column-properties fo:break-before="auto" style:column-width="22.07mm"/>
    </style:style>
    <style:style style:name="co4" style:family="table-column">
      <style:table-column-properties fo:break-before="auto" style:column-width="24.01mm"/>
    </style:style>
    <style:style style:name="co5" style:family="table-column">
      <style:table-column-properties fo:break-before="auto" style:column-width="22.38mm"/>
    </style:style>
    <style:style style:name="co6" style:family="table-column">
      <style:table-column-properties fo:break-before="auto" style:column-width="21.8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_20__28_user_29_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_20__28_user_29_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_20__28_user_29_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_20__28_user_29_" style:data-style-name="N0">
      <style:table-cell-properties style:glyph-orientation-vertical="0" fo:border-bottom="1.76pt solid #000000" fo:background-color="#99cc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_20__28_user_29_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_20__28_user_29_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_20__28_user_29_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_20__28_user_29_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_20__28_user_29_" style:data-style-name="N0">
      <style:table-cell-properties style:glyph-orientation-vertical="0" fo:border-bottom="1.76pt solid #000000" fo:background-color="#99cc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_20__28_user_29_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_20__28_user_29_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_20__28_user_29_" style:data-style-name="N0">
      <style:table-cell-properties style:glyph-orientation-vertical="0" fo:border-bottom="1.76pt solid #000000" fo:background-color="#99cc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_20__28_user_29_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_20__28_user_29_" style:data-style-name="N0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_20__28_user_29_" style:data-style-name="N0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_20__28_user_29_" style:data-style-name="N0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style:font-name-asian="Arial" style:font-size-asian="10pt" style:font-size-complex="10pt"/>
    </style:style>
    <style:style style:name="ce18" style:family="table-cell" style:parent-style-name="Default_20__28_user_29_" style:data-style-name="N0">
      <style:table-cell-properties style:glyph-orientation-vertical="0" fo:border-bottom="1.76pt solid #000000" fo:background-color="#3deb3d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_20__28_user_29_" style:data-style-name="N0">
      <style:table-cell-properties style:glyph-orientation-vertical="0" fo:border-bottom="1.76pt solid #000000" fo:background-color="#3deb3d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_20__28_user_29_" style:data-style-name="N0">
      <style:table-cell-properties style:glyph-orientation-vertical="0" fo:border-bottom="0.74pt solid #000000" fo:background-color="#ffcc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_20__28_user_29_" style:data-style-name="N0">
      <style:table-cell-properties style:glyph-orientation-vertical="0" fo:border-bottom="0.74pt solid #000000" fo:background-color="#ffcc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_20__28_user_29_" style:data-style-name="N0">
      <style:table-cell-properties style:glyph-orientation-vertical="0" fo:border-bottom="1.76pt solid #000000" fo:background-color="#ffcc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_20__28_user_29_" style:data-style-name="N0">
      <style:table-cell-properties style:glyph-orientation-vertical="0" fo:border-bottom="1.76pt solid #000000" fo:background-color="#ffcc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_20__28_user_29_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_20__28_user_29_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_20__28_user_29_" style:data-style-name="N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value-type" style:repeat-content="false" fo:wrap-option="no-wrap" fo:border-left="1.5pt solid #000000" style:direction="ltr" fo:padding="0.71mm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_20__28_user_29_" style:data-style-name="N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value-type" style:repeat-content="false" fo:wrap-option="no-wrap" fo:border-left="1.5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_20__28_user_29_" style:data-style-name="N0">
      <style:table-cell-properties style:glyph-orientation-vertical="0" fo:border-bottom="1.5pt solid #000000" fo:background-color="#ccffff" style:cell-protect="protected" style:print-content="true" style:diagonal-bl-tr="none" style:diagonal-tl-br="none" style:text-align-source="value-type" style:repeat-content="false" fo:wrap-option="no-wrap" fo:border-left="1.5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_20__28_user_29_" style:data-style-name="N0">
      <style:table-cell-properties style:glyph-orientation-vertical="0" fo:border-bottom="1.76pt solid #000000" fo:background-color="#3deb3d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_20__28_user_29_" style:data-style-name="N0">
      <style:table-cell-properties style:glyph-orientation-vertical="0" fo:border-bottom="0.74pt solid #000000" fo:background-color="#3deb3d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_20__28_user_29_" style:data-style-name="N0">
      <style:table-cell-properties style:glyph-orientation-vertical="0" fo:border-bottom="1.76pt solid #000000" fo:background-color="#3deb3d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_20__28_user_29_" style:data-style-name="N0">
      <style:table-cell-properties style:glyph-orientation-vertical="0" fo:border-bottom="0.74pt solid #000000" fo:background-color="#ffcc99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_20__28_user_29_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_20__28_user_29_" style:data-style-name="N0">
      <style:table-cell-properties style:glyph-orientation-vertical="0" fo:border-bottom="1.76pt solid #000000" fo:background-color="#ffcc99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_20__28_user_29_" style:data-style-name="N0">
      <style:table-cell-properties style:glyph-orientation-vertical="0" fo:border-bottom="1.76pt solid #000000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_20__28_user_29_" style:data-style-name="N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_20__28_user_29_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_20__28_user_29_" style:data-style-name="N0">
      <style:table-cell-properties style:glyph-orientation-vertical="0" fo:border-bottom="1.5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_20__28_user_29_" style:data-style-name="N0">
      <style:table-cell-properties style:glyph-orientation-vertical="0" fo:background-color="#3deb3d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_20__28_user_29_" style:data-style-name="N0">
      <style:table-cell-properties style:glyph-orientation-vertical="0" fo:border-bottom="1.76pt solid #000000" fo:background-color="#ffcc99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_20__28_user_29_" style:data-style-name="N0">
      <style:table-cell-properties style:glyph-orientation-vertical="0" fo:border-bottom="0.74pt solid #000000" fo:background-color="#3deb3d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_20__28_user_29_" style:data-style-name="N0">
      <style:table-cell-properties style:glyph-orientation-vertical="0" fo:border-bottom="0.74pt solid #000000" fo:background-color="#3deb3d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_20__28_user_29_" style:data-style-name="N0">
      <style:table-cell-properties style:glyph-orientation-vertical="0" fo:border-bottom="1.76pt solid #000000" fo:background-color="#3deb3d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_20__28_user_29_" style:data-style-name="N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_20__28_user_29_" style:data-style-name="N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5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_20__28_user_29_" style:data-style-name="N0">
      <style:table-cell-properties style:glyph-orientation-vertical="0" fo:border-bottom="1.5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5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_20__28_user_29_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_20__28_user_29_" style:data-style-name="N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_20__28_user_29_" style:data-style-name="N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_20__28_user_29_" style:data-style-name="N0">
      <style:table-cell-properties style:glyph-orientation-vertical="0" fo:border-bottom="1.76pt solid #000000" fo:background-color="#cc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style:font-size-asian="10pt" style:font-size-complex="10pt"/>
    </style:style>
    <style:style style:name="ce52" style:family="table-cell" style:parent-style-name="標準_20_2">
      <style:table-cell-properties fo:border-bottom="none" fo:background-color="#99ccff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標準_20_2">
      <style:table-cell-properties fo:border-bottom="0.74pt solid #000000" fo:background-color="#99ccff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標準_20_2">
      <style:table-cell-properties fo:border-bottom="0.74pt solid #000000" fo:background-color="#99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標準_20_2">
      <style:table-cell-properties fo:border-bottom="1.76pt solid #000000" fo:background-color="#99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font-name="Arial" fo:font-size="10pt" style:font-size-asian="10pt" style:font-size-complex="10pt"/>
    </style:style>
    <style:style style:name="ce57" style:family="table-cell" style:parent-style-name="標準_20_2">
      <style:table-cell-properties fo:background-color="#ff6600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標準_20_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標準_20_2">
      <style:table-cell-properties fo:border-bottom="none" fo:background-color="#e6e64c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標準_20_2">
      <style:table-cell-properties fo:border-bottom="0.74pt solid #000000" fo:background-color="#e6e64c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標準_20_2">
      <style:table-cell-properties fo:border-bottom="0.74pt solid #000000" fo:background-color="#e6e64c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標準_20_2">
      <style:table-cell-properties fo:border-bottom="1.76pt solid #000000" fo:background-color="#e6e64c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標準_20_2">
      <style:table-cell-properties fo:border-bottom="none" fo:background-color="#99ccff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標準_20_2">
      <style:table-cell-properties fo:border-bottom="0.74pt solid #000000" fo:background-color="#99ccff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標準_20_2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標準_20_2">
      <style:table-cell-properties fo:border-bottom="1.76pt solid #000000" fo:background-color="#99ccff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標準_20_2" style:data-style-name="N61">
      <style:table-cell-properties fo:background-color="#ffcc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標準_20_2">
      <style:table-cell-properties fo:background-color="#ffcc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標準_20_2">
      <style:table-cell-properties fo:border-bottom="0.74pt solid #000000" fo:background-color="#ffcc99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標準_20_2">
      <style:table-cell-properties fo:border-bottom="0.74pt solid #000000" fo:background-color="#ffcc99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標準_20_2">
      <style:table-cell-properties fo:border-bottom="1.76pt solid #000000" fo:background-color="#ffcc99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標準_20_2">
      <style:table-cell-properties fo:border-bottom="0.74pt solid #000000" fo:background-color="#e6e64c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標準_20_2">
      <style:table-cell-properties fo:background-color="#e6e64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標準_20_2">
      <style:table-cell-properties fo:border-bottom="1.76pt solid #000000" fo:background-color="#e6e64c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標準_20_2">
      <style:table-cell-properties fo:border-bottom="0.74pt solid #000000" fo:background-color="#99ccff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標準_20_2">
      <style:table-cell-properties fo:border-bottom="0.74pt solid #000000" fo:background-color="#99ccff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標準_20_2">
      <style:table-cell-properties fo:border-bottom="1.76pt solid #000000" fo:background-color="#99ccff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標準_20_2">
      <style:table-cell-properties fo:border-bottom="0.74pt solid #000000" fo:background-color="#99ccff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標準_20_2">
      <style:table-cell-properties fo:border-bottom="0.74pt solid #000000" fo:background-color="#99cc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標準_20_2">
      <style:table-cell-properties fo:border-bottom="1.76pt solid #000000" fo:background-color="#99cc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標準_20_2">
      <style:table-cell-properties fo:border-bottom="0.74pt solid #000000" fo:background-color="#e6e64c" style:diagonal-bl-tr="none" style:diagonal-tl-br="none" fo:border-left="0.74pt solid #000000" fo:padding="0.71mm" fo:border-right="1.5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標準_20_2">
      <style:table-cell-properties fo:border-bottom="0.74pt solid #000000" fo:background-color="#e6e64c" style:diagonal-bl-tr="none" style:diagonal-tl-br="none" fo:border-left="0.74pt solid #000000" fo:padding="0.71mm" fo:border-right="1.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標準_20_2">
      <style:table-cell-properties fo:border-bottom="1.76pt solid #000000" fo:background-color="#e6e64c" style:diagonal-bl-tr="none" style:diagonal-tl-br="none" fo:border-left="0.74pt solid #000000" fo:padding="0.71mm" fo:border-right="1.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標準_20_2">
      <style:table-cell-properties fo:background-color="#ccffcc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標準_20_2">
      <style:table-cell-properties fo:border-bottom="0.74pt solid #000000" fo:background-color="#ccffcc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標準_20_2">
      <style:table-cell-properties fo:border-bottom="0.74pt solid #000000" fo:background-color="#ccffcc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標準_20_2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標準_20_2">
      <style:table-cell-properties fo:background-color="#e6e64c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標準_20_2">
      <style:table-cell-properties fo:border-bottom="0.74pt solid #000000" fo:background-color="#e6e64c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標準_20_2">
      <style:table-cell-properties fo:border-bottom="0.74pt solid #000000" fo:background-color="#e6e64c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標準_20_2">
      <style:table-cell-properties fo:border-bottom="1.76pt solid #000000" fo:background-color="#e6e64c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  <style:text-properties fo:color="#000000" style:text-line-through-style="none" style:text-line-through-type="none" fo:font-family="Arial" style:font-family-generic="modern" fo:font-size="11pt" fo:font-style="normal" style:text-underline-style="none" fo:font-weight="normal"/>
    </style:style>
    <style:style style:name="P2" style:family="paragraph">
      <style:paragraph-properties fo:text-align="center"/>
      <style:text-properties style:use-window-font-color="true" style:text-line-through-style="none" style:text-line-through-type="none" fo:font-family="Arial" style:font-family-generic="modern" fo:font-size="10pt" fo:font-style="normal" style:text-underline-style="none" fo:font-weight="normal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ゴシック" style:font-name-asian="ＭＳ Ｐゴシック"/>
    </style:style>
  </office:automatic-styles>
  <office:body>
    <office:spreadsheet>
      <table:calculation-settings table:automatic-find-labels="false"/>
      <table:table table:name="Linear System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ボタン 1" form:control-implementation="ooo:com.sun.star.form.component.CommandButton" xml:id="control1" form:id="control1" form:label="Generate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GenerateMatrixVector?language=Basic&amp;location=document" xlink:type="simple"/>
              </office:event-listeners>
            </form:button>
            <form:button form:name="ボタン 6" form:control-implementation="ooo:com.sun.star.form.component.CommandButton" xml:id="control2" form:id="control2" form:label="Diagonal x 10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DiagonalMultiply10?language=Basic&amp;location=document" xlink:type="simple"/>
              </office:event-listeners>
            </form:button>
          </form:form>
        </office:forms>
        <table:table-column table:style-name="co1" table:number-columns-repeated="14" table:default-cell-style-name="ce5"/>
        <table:table-column table:style-name="co2" table:number-columns-repeated="245" table:default-cell-style-name="ce5"/>
        <table:table-column table:style-name="co2" table:number-columns-repeated="765" table:default-cell-style-name="ce17"/>
        <table:table-row table:style-name="ro1">
          <table:table-cell table:style-name="ce1" office:value-type="string" calcext:value-type="string">
            <text:p>Matrix A<text:span text:style-name="T1">　（</text:span><text:span text:style-name="T2">8x8</text:span><text:span text:style-name="T3">）</text:span></text:p>
          </table:table-cell>
          <table:table-cell table:style-name="ce6"/>
          <table:table-cell table:number-columns-repeated="9"/>
          <table:table-cell table:style-name="ce13" office:value-type="string" calcext:value-type="string">
            <text:p>Vector b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7" table:number-columns-repeated="8"/>
          <table:table-cell table:style-name="ce10"/>
          <table:table-cell/>
          <table:table-cell table:style-name="ce14"/>
          <table:table-cell table:number-columns-repeated="1012"/>
        </table:table-row>
        <table:table-row table:style-name="ro2" table:number-rows-repeated="7">
          <table:table-cell table:style-name="ce3"/>
          <table:table-cell table:style-name="ce8" table:number-columns-repeated="8"/>
          <table:table-cell table:style-name="ce11"/>
          <table:table-cell/>
          <table:table-cell table:style-name="ce15"/>
          <table:table-cell table:number-columns-repeated="1012"/>
        </table:table-row>
        <table:table-row table:style-name="ro3">
          <table:table-cell table:style-name="ce3"/>
          <table:table-cell table:style-name="ce8" table:number-columns-repeated="8"/>
          <table:table-cell table:style-name="ce11"/>
          <table:table-cell/>
          <table:table-cell table:style-name="ce15"/>
          <table:table-cell table:number-columns-repeated="1012"/>
        </table:table-row>
        <table:table-row table:style-name="ro3">
          <table:table-cell table:style-name="ce4"/>
          <table:table-cell table:style-name="ce9" table:number-columns-repeated="8"/>
          <table:table-cell table:style-name="ce12"/>
          <table:table-cell/>
          <table:table-cell table:style-name="ce1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>
            <draw:control table:end-cell-address="'Linear System'.B14" table:end-x="16.29mm" table:end-y="5.03mm" draw:z-index="0" draw:name="ボタン 1" draw:style-name="gr1" draw:text-style-name="P1" svg:width="35.72mm" svg:height="9.3mm" svg:x="1.45mm" svg:y="0.91mm" draw:control="control1">
              <svg:desc>Generate</svg:desc>
            </draw:control>
          </table:table-cell>
          <table:table-cell/>
          <table:table-cell>
            <draw:control table:end-cell-address="'Linear System'.D14" table:end-x="18.46mm" table:end-y="5.03mm" draw:z-index="1" draw:name="ボタン 6" draw:style-name="gr1" draw:text-style-name="P1" svg:width="35.68mm" svg:height="9.3mm" svg:x="3.65mm" svg:y="0.91mm" draw:control="control2">
              <svg:desc>Diagonal x 10</svg:desc>
            </draw:control>
          </table:table-cell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U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ボタン 2" form:control-implementation="ooo:com.sun.star.form.component.CommandButton" xml:id="control3" form:id="control3" form:label="LU decomposition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LUDecomposition?language=Basic&amp;location=document" xlink:type="simple"/>
              </office:event-listeners>
            </form:button>
            <form:button form:name="ボタン 3" form:control-implementation="ooo:com.sun.star.form.component.CommandButton" xml:id="control4" form:id="control4" form:label="Forward substitution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ForwardSubstitution?language=Basic&amp;location=document" xlink:type="simple"/>
              </office:event-listeners>
            </form:button>
            <form:button form:name="ボタン 4" form:control-implementation="ooo:com.sun.star.form.component.CommandButton" xml:id="control5" form:id="control5" form:label="Backward substitution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BackwardSubstitution?language=Basic&amp;location=document" xlink:type="simple"/>
              </office:event-listeners>
            </form:button>
            <form:button form:name="ボタン 2" form:control-implementation="ooo:com.sun.star.form.component.CommandButton" xml:id="control6" form:id="control6" form:label="LU decomposition w/Pivot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LUDecompositionPivot?language=Basic&amp;location=document" xlink:type="simple"/>
              </office:event-listeners>
            </form:button>
          </form:form>
        </office:forms>
        <table:table-column table:style-name="co1" table:number-columns-repeated="14" table:default-cell-style-name="ce24"/>
        <table:table-column table:style-name="co2" table:number-columns-repeated="245" table:default-cell-style-name="ce24"/>
        <table:table-column table:style-name="co2" table:number-columns-repeated="765" table:default-cell-style-name="ce51"/>
        <table:table-row table:style-name="ro1">
          <table:table-cell table:style-name="ce18" office:value-type="string" calcext:value-type="string">
            <text:p>Upper Triangular Matrix U</text:p>
          </table:table-cell>
          <table:table-cell table:style-name="ce29"/>
          <table:table-cell table:number-columns-repeated="9"/>
          <table:table-cell table:style-name="ce47" office:value-type="string" calcext:value-type="string">
            <text:p>Vector</text:p>
          </table:table-cell>
          <table:table-cell table:number-columns-repeated="1012"/>
        </table:table-row>
        <table:table-row table:style-name="ro2">
          <table:table-cell table:style-name="ce19"/>
          <table:table-cell table:style-name="ce30" table:number-columns-repeated="8"/>
          <table:table-cell table:style-name="ce41"/>
          <table:table-cell/>
          <table:table-cell table:style-name="ce48"/>
          <table:table-cell table:number-columns-repeated="1012"/>
        </table:table-row>
        <table:table-row table:style-name="ro2">
          <table:table-cell table:style-name="ce20"/>
          <table:table-cell table:style-name="ce31"/>
          <table:table-cell table:style-name="ce39" table:number-columns-repeated="7"/>
          <table:table-cell table:style-name="ce42"/>
          <table:table-cell/>
          <table:table-cell table:style-name="ce49"/>
          <table:table-cell table:number-columns-repeated="1012"/>
        </table:table-row>
        <table:table-row table:style-name="ro2">
          <table:table-cell table:style-name="ce21"/>
          <table:table-cell table:style-name="ce32"/>
          <table:table-cell table:style-name="ce31"/>
          <table:table-cell table:style-name="ce39" table:number-columns-repeated="6"/>
          <table:table-cell table:style-name="ce42"/>
          <table:table-cell/>
          <table:table-cell table:style-name="ce49"/>
          <table:table-cell table:number-columns-repeated="1012"/>
        </table:table-row>
        <table:table-row table:style-name="ro2">
          <table:table-cell table:style-name="ce21"/>
          <table:table-cell table:style-name="ce33"/>
          <table:table-cell table:style-name="ce32"/>
          <table:table-cell table:style-name="ce31"/>
          <table:table-cell table:style-name="ce39" table:number-columns-repeated="5"/>
          <table:table-cell table:style-name="ce42"/>
          <table:table-cell/>
          <table:table-cell table:style-name="ce49"/>
          <table:table-cell table:number-columns-repeated="1012"/>
        </table:table-row>
        <table:table-row table:style-name="ro2">
          <table:table-cell table:style-name="ce21"/>
          <table:table-cell table:style-name="ce33" table:number-columns-repeated="2"/>
          <table:table-cell table:style-name="ce32"/>
          <table:table-cell table:style-name="ce31"/>
          <table:table-cell table:style-name="ce39" table:number-columns-repeated="4"/>
          <table:table-cell table:style-name="ce42"/>
          <table:table-cell/>
          <table:table-cell table:style-name="ce49"/>
          <table:table-cell table:number-columns-repeated="1012"/>
        </table:table-row>
        <table:table-row table:style-name="ro2">
          <table:table-cell table:style-name="ce21"/>
          <table:table-cell table:style-name="ce33" table:number-columns-repeated="3"/>
          <table:table-cell table:style-name="ce32"/>
          <table:table-cell table:style-name="ce31"/>
          <table:table-cell table:style-name="ce39" table:number-columns-repeated="3"/>
          <table:table-cell table:style-name="ce42"/>
          <table:table-cell/>
          <table:table-cell table:style-name="ce49"/>
          <table:table-cell table:number-columns-repeated="1012"/>
        </table:table-row>
        <table:table-row table:style-name="ro1">
          <table:table-cell table:style-name="ce21"/>
          <table:table-cell table:style-name="ce33" table:number-columns-repeated="4"/>
          <table:table-cell table:style-name="ce32"/>
          <table:table-cell table:style-name="ce31"/>
          <table:table-cell table:style-name="ce39" table:number-columns-repeated="2"/>
          <table:table-cell table:style-name="ce42"/>
          <table:table-cell/>
          <table:table-cell table:style-name="ce49"/>
          <table:table-cell table:number-columns-repeated="1012"/>
        </table:table-row>
        <table:table-row table:style-name="ro1">
          <table:table-cell table:style-name="ce21"/>
          <table:table-cell table:style-name="ce33" table:number-columns-repeated="4"/>
          <table:table-cell table:style-name="ce32" table:number-columns-repeated="2"/>
          <table:table-cell table:style-name="ce31"/>
          <table:table-cell table:style-name="ce39"/>
          <table:table-cell table:style-name="ce42"/>
          <table:table-cell/>
          <table:table-cell table:style-name="ce49"/>
          <table:table-cell table:number-columns-repeated="1012"/>
        </table:table-row>
        <table:table-row table:style-name="ro1">
          <table:table-cell table:style-name="ce21"/>
          <table:table-cell table:style-name="ce33" table:number-columns-repeated="4"/>
          <table:table-cell table:style-name="ce32" table:number-columns-repeated="3"/>
          <table:table-cell table:style-name="ce31"/>
          <table:table-cell table:style-name="ce42"/>
          <table:table-cell/>
          <table:table-cell table:style-name="ce49"/>
          <table:table-cell table:number-columns-repeated="1012"/>
        </table:table-row>
        <table:table-row table:style-name="ro3">
          <table:table-cell table:style-name="ce22"/>
          <table:table-cell table:style-name="ce34" table:number-columns-repeated="5"/>
          <table:table-cell table:style-name="ce40" table:number-columns-repeated="3"/>
          <table:table-cell table:style-name="ce43"/>
          <table:table-cell/>
          <table:table-cell table:style-name="ce50"/>
          <table:table-cell table:number-columns-repeated="1012"/>
        </table:table-row>
        <table:table-row table:style-name="ro3">
          <table:table-cell table:style-name="ce23" office:value-type="string" calcext:value-type="string">
            <text:p>Lower Triangular Matrix L</text:p>
          </table:table-cell>
          <table:table-cell table:style-name="ce3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>
            <draw:control table:end-cell-address="LU.B15" table:end-x="20.19mm" table:end-y="3.73mm" draw:z-index="0" draw:name="ボタン 2" draw:style-name="gr1" draw:text-style-name="P1" svg:width="40.34mm" svg:height="7.35mm" svg:x="0.73mm" svg:y="1.55mm" draw:control="control3">
              <svg:desc>LU decomposition</svg:desc>
            </draw:control>
          </table:table-cell>
          <table:table-cell table:number-columns-repeated="2"/>
          <table:table-cell>
            <draw:control table:end-cell-address="LU.E15" table:end-x="20.44mm" table:end-y="3.73mm" draw:z-index="1" draw:name="ボタン 3" draw:style-name="gr1" draw:text-style-name="P1" svg:width="40.34mm" svg:height="7.35mm" svg:x="0.98mm" svg:y="1.55mm" draw:control="control4">
              <svg:desc>Forward substitution</svg:desc>
            </draw:control>
          </table:table-cell>
          <table:table-cell table:number-columns-repeated="2"/>
          <table:table-cell>
            <draw:control table:end-cell-address="LU.H15" table:end-x="20.73mm" table:end-y="3.73mm" draw:z-index="2" draw:name="ボタン 4" draw:style-name="gr1" draw:text-style-name="P1" svg:width="40.88mm" svg:height="7.35mm" svg:x="0.73mm" svg:y="1.55mm" draw:control="control5">
              <svg:desc>Backward substitution</svg:desc>
            </draw:control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5" office:value-type="string" calcext:value-type="string">
            <text:p>Pivotting Matrix P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6"/>
          <table:table-cell table:style-name="ce36" table:number-columns-repeated="8"/>
          <table:table-cell table:style-name="ce44"/>
          <table:table-cell table:number-columns-repeated="1014"/>
        </table:table-row>
        <table:table-row table:style-name="ro3" table:number-rows-repeated="8">
          <table:table-cell table:style-name="ce27"/>
          <table:table-cell table:style-name="ce37" table:number-columns-repeated="8"/>
          <table:table-cell table:style-name="ce45"/>
          <table:table-cell table:number-columns-repeated="1014"/>
        </table:table-row>
        <table:table-row table:style-name="ro3">
          <table:table-cell table:style-name="ce28"/>
          <table:table-cell table:style-name="ce38" table:number-columns-repeated="8"/>
          <table:table-cell table:style-name="ce46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>
            <draw:control table:end-cell-address="LU.C30" table:end-x="20.25mm" table:end-y="3.11mm" draw:z-index="3" draw:name="ボタン 2" draw:style-name="gr1" draw:text-style-name="P1" svg:width="60.6mm" svg:height="7.33mm" svg:x="1.38mm" svg:y="0.95mm" draw:control="control6">
              <svg:desc>LU decomposition</svg:desc>
            </draw:control>
          </table:table-cell>
          <table:table-cell table:number-columns-repeated="102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7" form:id="control7" form:label="Copy matrix from sheet LS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LoadMatrixVector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8" form:id="control8" form:label="Jacobi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Jacobi?language=Basic&amp;location=document" xlink:type="simple"/>
              </office:event-listeners>
            </form:button>
            <form:button form:name="プッシュボタン 2" form:control-implementation="ooo:com.sun.star.form.component.CommandButton" xml:id="control9" form:id="control9" form:label="Gauss-Seidel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GaussSeidel?language=Basic&amp;location=document" xlink:type="simple"/>
              </office:event-listeners>
            </form:button>
            <form:button form:name="プッシュボタン 2" form:control-implementation="ooo:com.sun.star.form.component.CommandButton" xml:id="control10" form:id="control10" form:label="SOR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OR?language=Basic&amp;location=document" xlink:type="simple"/>
              </office:event-listeners>
            </form:button>
          </form:form>
        </office:forms>
        <table:table-column table:style-name="co3" table:default-cell-style-name="ce56"/>
        <table:table-column table:style-name="co4" table:default-cell-style-name="ce56"/>
        <table:table-column table:style-name="co3" table:number-columns-repeated="2" table:default-cell-style-name="ce56"/>
        <table:table-column table:style-name="co4" table:default-cell-style-name="ce56"/>
        <table:table-column table:style-name="co3" table:number-columns-repeated="2" table:default-cell-style-name="ce56"/>
        <table:table-column table:style-name="co5" table:default-cell-style-name="ce56"/>
        <table:table-column table:style-name="co6" table:number-columns-repeated="251" table:default-cell-style-name="ce56"/>
        <table:table-column table:style-name="co6" table:number-columns-repeated="765" table:default-cell-style-name="ce51"/>
        <table:table-row table:style-name="ro3">
          <table:table-cell table:style-name="ce52" office:value-type="string" calcext:value-type="string">
            <text:p>Matrix A</text:p>
          </table:table-cell>
          <table:table-cell table:style-name="ce63" office:value-type="string" calcext:value-type="string">
            <text:p>(8 x 8)</text:p>
          </table:table-cell>
          <table:table-cell table:style-name="ce58" table:number-columns-repeated="9"/>
          <table:table-cell table:style-name="ce84" office:value-type="string" calcext:value-type="string">
            <text:p>Vector b</text:p>
          </table:table-cell>
          <table:table-cell table:number-columns-repeated="1012"/>
        </table:table-row>
        <table:table-row table:style-name="ro3">
          <table:table-cell table:style-name="ce53"/>
          <table:table-cell table:style-name="ce64" table:number-columns-repeated="3"/>
          <table:table-cell table:style-name="ce75" table:number-columns-repeated="5"/>
          <table:table-cell table:style-name="ce78"/>
          <table:table-cell table:style-name="ce58"/>
          <table:table-cell table:style-name="ce85"/>
          <table:table-cell table:number-columns-repeated="1012"/>
        </table:table-row>
        <table:table-row table:style-name="ro3" table:number-rows-repeated="8">
          <table:table-cell table:style-name="ce54"/>
          <table:table-cell table:style-name="ce65" table:number-columns-repeated="3"/>
          <table:table-cell table:style-name="ce76" table:number-columns-repeated="5"/>
          <table:table-cell table:style-name="ce79"/>
          <table:table-cell table:style-name="ce58"/>
          <table:table-cell table:style-name="ce86"/>
          <table:table-cell table:number-columns-repeated="1012"/>
        </table:table-row>
        <table:table-row table:style-name="ro3">
          <table:table-cell table:style-name="ce55"/>
          <table:table-cell table:style-name="ce66" table:number-columns-repeated="3"/>
          <table:table-cell table:style-name="ce77" table:number-columns-repeated="5"/>
          <table:table-cell table:style-name="ce80"/>
          <table:table-cell table:style-name="ce58"/>
          <table:table-cell table:style-name="ce87"/>
          <table:table-cell table:number-columns-repeated="1012"/>
        </table:table-row>
        <table:table-row table:style-name="ro3">
          <table:table-cell>
            <draw:control table:end-cell-address="IT.C14" table:end-x="9.02mm" table:end-y="0.86mm" draw:z-index="0" draw:name="プッシュボタン 1" draw:style-name="gr1" draw:text-style-name="P2" svg:width="48.03mm" svg:height="10.16mm" svg:x="7.06mm" svg:y="1.05mm" draw:control="control7">
              <svg:desc>Copy matrix from sheet LS</svg:desc>
            </draw:control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7" office:value-type="string" calcext:value-type="string">
            <text:p>Convergence</text:p>
          </table:table-cell>
          <table:table-cell table:style-name="ce67" office:value-type="float" office:value="0.000001" calcext:value-type="float">
            <text:p>1.00E-06</text:p>
          </table:table-cell>
          <table:table-cell table:style-name="ce58"/>
          <table:table-cell table:number-columns-repeated="5"/>
          <table:table-cell table:style-name="ce58" table:number-columns-repeated="4"/>
          <table:table-cell table:number-columns-repeated="1012"/>
        </table:table-row>
        <table:table-row table:style-name="ro3">
          <table:table-cell table:style-name="ce57" office:value-type="string" calcext:value-type="string">
            <text:p>Relax Param</text:p>
          </table:table-cell>
          <table:table-cell table:style-name="ce68" office:value-type="float" office:value="1" calcext:value-type="float">
            <text:p>1</text:p>
          </table:table-cell>
          <table:table-cell table:style-name="ce58"/>
          <table:table-cell table:number-columns-repeated="2"/>
          <table:table-cell table:style-name="ce58"/>
          <table:table-cell table:style-name="Default" table:number-columns-repeated="2"/>
          <table:table-cell table:style-name="ce58" table:number-columns-repeated="4"/>
          <table:table-cell table:number-columns-repeated="1012"/>
        </table:table-row>
        <table:table-row table:style-name="ro3">
          <table:table-cell>
            <draw:control table:end-cell-address="IT.B18" table:end-x="5.63mm" table:end-y="2.93mm" draw:z-index="1" draw:name="プッシュボタン 1" draw:style-name="gr1" draw:text-style-name="P2" svg:width="26.5mm" svg:height="7.29mm" svg:x="1.21mm" svg:y="0.82mm" draw:control="control8">
              <svg:desc>Jacobi</svg:desc>
            </draw:control>
          </table:table-cell>
          <table:table-cell table:number-columns-repeated="2"/>
          <table:table-cell>
            <draw:control table:end-cell-address="IT.E18" table:end-x="4.9mm" table:end-y="2.93mm" draw:z-index="2" draw:name="プッシュボタン 2" draw:style-name="gr1" draw:text-style-name="P2" svg:width="25.87mm" svg:height="7.02mm" svg:x="1.12mm" svg:y="1.09mm" draw:control="control9">
              <svg:desc>Gauss-Seidel</svg:desc>
            </draw:control>
          </table:table-cell>
          <table:table-cell table:number-columns-repeated="2"/>
          <table:table-cell>
            <draw:control table:end-cell-address="IT.H18" table:end-x="5.37mm" table:end-y="2.67mm" draw:z-index="3" draw:name="プッシュボタン 2" draw:style-name="gr1" draw:text-style-name="P2" svg:width="26.09mm" svg:height="7.03mm" svg:x="1.35mm" svg:y="0.82mm" draw:control="control10">
              <svg:desc>SOR</svg:desc>
            </draw:control>
          </table:table-cell>
          <table:table-cell table:number-columns-repeated="1017"/>
        </table:table-row>
        <table:table-row table:style-name="ro3">
          <table:table-cell table:style-name="ce58" table:number-columns-repeated="12"/>
          <table:table-cell table:number-columns-repeated="1012"/>
        </table:table-row>
        <table:table-row table:style-name="ro3">
          <table:table-cell table:style-name="ce57" office:value-type="string" calcext:value-type="string">
            <text:p>Iteration</text:p>
          </table:table-cell>
          <table:table-cell table:style-name="ce68"/>
          <table:table-cell table:style-name="ce58"/>
          <table:table-cell table:style-name="ce57" office:value-type="string" calcext:value-type="string">
            <text:p>Iteration</text:p>
          </table:table-cell>
          <table:table-cell table:style-name="ce68"/>
          <table:table-cell table:style-name="ce58"/>
          <table:table-cell table:style-name="ce57" office:value-type="string" calcext:value-type="string">
            <text:p>Iteration</text:p>
          </table:table-cell>
          <table:table-cell table:style-name="ce68"/>
          <table:table-cell table:style-name="ce58" table:number-columns-repeated="4"/>
          <table:table-cell table:number-columns-repeated="1012"/>
        </table:table-row>
        <table:table-row table:style-name="ro3">
          <table:table-cell table:style-name="ce57" office:value-type="string" calcext:value-type="string">
            <text:p>Residue</text:p>
          </table:table-cell>
          <table:table-cell table:style-name="ce67"/>
          <table:table-cell table:style-name="ce58"/>
          <table:table-cell table:style-name="ce57" office:value-type="string" calcext:value-type="string">
            <text:p>Residue</text:p>
          </table:table-cell>
          <table:table-cell table:style-name="ce67"/>
          <table:table-cell table:style-name="ce58"/>
          <table:table-cell table:style-name="ce57" office:value-type="string" calcext:value-type="string">
            <text:p>Residue</text:p>
          </table:table-cell>
          <table:table-cell table:style-name="ce67"/>
          <table:table-cell table:style-name="ce58" table:number-columns-repeated="4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8" table:number-columns-repeated="12"/>
          <table:table-cell table:number-columns-repeated="1012"/>
        </table:table-row>
        <table:table-row table:style-name="ro3">
          <table:table-cell table:style-name="ce57" office:value-type="string" calcext:value-type="string">
            <text:p>Solution X</text:p>
          </table:table-cell>
          <table:table-cell table:style-name="ce69"/>
          <table:table-cell table:style-name="ce58"/>
          <table:table-cell table:style-name="ce57" office:value-type="string" calcext:value-type="string">
            <text:p>Solution X</text:p>
          </table:table-cell>
          <table:table-cell table:style-name="ce69"/>
          <table:table-cell table:style-name="ce58"/>
          <table:table-cell table:style-name="ce57" office:value-type="string" calcext:value-type="string">
            <text:p>Solution X</text:p>
          </table:table-cell>
          <table:table-cell table:style-name="ce69"/>
          <table:table-cell table:style-name="ce58" table:number-columns-repeated="4"/>
          <table:table-cell table:number-columns-repeated="1012"/>
        </table:table-row>
        <table:table-row table:style-name="ro3" table:number-rows-repeated="8">
          <table:table-cell table:style-name="ce58"/>
          <table:table-cell table:style-name="ce70"/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0"/>
          <table:table-cell table:style-name="ce58" table:number-columns-repeated="4"/>
          <table:table-cell table:number-columns-repeated="1012"/>
        </table:table-row>
        <table:table-row table:style-name="ro3">
          <table:table-cell table:style-name="ce58"/>
          <table:table-cell table:style-name="ce71"/>
          <table:table-cell table:style-name="ce58" table:number-columns-repeated="2"/>
          <table:table-cell table:style-name="ce71"/>
          <table:table-cell table:style-name="ce58" table:number-columns-repeated="2"/>
          <table:table-cell table:style-name="ce71"/>
          <table:table-cell table:style-name="ce58" table:number-columns-repeated="4"/>
          <table:table-cell table:number-columns-repeated="1012"/>
        </table:table-row>
        <table:table-row table:style-name="ro3">
          <table:table-cell table:style-name="ce58" table:number-columns-repeated="12"/>
          <table:table-cell table:number-columns-repeated="1012"/>
        </table:table-row>
        <table:table-row table:style-name="ro3">
          <table:table-cell table:style-name="ce59" office:value-type="string" calcext:value-type="string">
            <text:p>Inverse of A</text:p>
          </table:table-cell>
          <table:table-cell table:style-name="ce58" table:number-columns-repeated="10"/>
          <table:table-cell table:style-name="ce88" office:value-type="string" calcext:value-type="string">
            <text:p>(A^-1) * b</text:p>
          </table:table-cell>
          <table:table-cell table:number-columns-repeated="1012"/>
        </table:table-row>
        <table:table-row table:style-name="ro3">
          <table:table-cell table:style-name="ce60"/>
          <table:table-cell table:style-name="ce72" table:number-columns-repeated="8"/>
          <table:table-cell table:style-name="ce81"/>
          <table:table-cell table:style-name="ce58"/>
          <table:table-cell table:style-name="ce89"/>
          <table:table-cell table:number-columns-repeated="1012"/>
        </table:table-row>
        <table:table-row table:style-name="ro3" table:number-rows-repeated="8">
          <table:table-cell table:style-name="ce61"/>
          <table:table-cell table:style-name="ce73" table:number-columns-repeated="8"/>
          <table:table-cell table:style-name="ce82"/>
          <table:table-cell table:style-name="ce58"/>
          <table:table-cell table:style-name="ce90"/>
          <table:table-cell table:number-columns-repeated="1012"/>
        </table:table-row>
        <table:table-row table:style-name="ro3">
          <table:table-cell table:style-name="ce62"/>
          <table:table-cell table:style-name="ce74" table:number-columns-repeated="8"/>
          <table:table-cell table:style-name="ce83"/>
          <table:table-cell table:style-name="ce58"/>
          <table:table-cell table:style-name="ce91"/>
          <table:table-cell table:number-columns-repeated="1012"/>
        </table:table-row>
        <table:table-row table:style-name="ro3">
          <table:table-cell table:style-name="ce58" table:number-columns-repeated="12"/>
          <table:table-cell table:number-columns-repeated="1012"/>
        </table:table-row>
        <table:table-row table:style-name="ro3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efault_20__28_user_29_" style:display-name="Default (user)" style:family="table-cell" style:parent-style-name="Default">
      <style:table-cell-properties fo:padding="0.71mm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00/00/00</text:date>, <text:time style:data-style-name="N2" text:time-value="20:40:11.51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09:57:57.644000000</meta:creation-date>
    <dc:date>2017-04-25T21:26:28.558000000</dc:date>
    <meta:editing-duration>PT1H52M13S</meta:editing-duration>
    <meta:editing-cycles>10</meta:editing-cycles>
    <meta:generator>LibreOffice/5.3.1.2$Windows_X86_64 LibreOffice_project/e80a0e0fd1875e1696614d24c32df0f95f03deb2</meta:generator>
    <meta:document-statistic meta:table-count="3" meta:cell-count="24" meta:object-count="1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GenerateMatrixVector()

    Randomize

    Dim oSheet, oMatA, oVecB as Object
    oSheet = ThisComponent.CurrentController.ActiveSheet

    oMatA = oSheet.getcellrangebyname("A2:J11")
    oVecB = oSheet.getcellrangebyname("L2:L11")
    
    n = oVecB.Rows.Count - 1   'get dimension of vector
    
    'Write codes here to put values (-10~10) in Matrix A and Vector B

End Sub

Sub DiagonalMultiply10()

    Dim oSheet, oMatA, oVecB as Object
    oSheet = ThisComponent.CurrentController.ActiveSheet

    oMatA = oSheet.getcellrangebyname("A2:J11")
    oVecB = oSheet.getcellrangebyname("L2:L11")
    
    n = oVecB.Rows.Count - 1
    
    For i = 0 To n
        oMatA.getcellbyposition(i,i).value = oMatA.getcellbyposition(i,i).value * 10
        oVecB.getcellbyposition(0,i).value = oVecB.getcellbyposition(0,i).value * 10
    Next

End Sub

Sub LoadMatrixVector()

    Dim oSheetS, oSheetD, oMatA, oVecB as Object
	oSheetS = ThisComponent.Sheets.getByName("Linear System")
	oSheetD = ThisComponent.CurrentController.ActiveSheet
    oMatS = oSheetS.getcellrangebyname("A2:J11")
    oVecS = oSheetS.getcellrangebyname("L2:L11")
    oMatD = oSheetD.getcellrangebyname("A2:J11")
    oVecD = oSheetD.getcellrangebyname("L2:L11")
    
    ' Write codes here
    ' Copy Matrix A and Vector B from Sheet"Linear System" to ACTIVE SHEET
    
End Sub

Sub LUDecomposition()

    Call LoadMatrixVector
    
    Dim oSheet, oMatA as Object
    oSheet = ThisComponent.CurrentController.ActiveSheet
    oMatA = oSheet.getcellrangebyname("A2:J11")
   
    n = oMatA.Rows.Count - 1
    
    ' Write codes here
    
End Sub

Function findAbsMax(vector)	'find maximum abosolute value element in Vector
		                            'return element number
	rn = vector.Rows.Count - 1
	findAbsMax=0
	max=0
	For i = 0 to rn
		v = vector.getcellbyposition(0,i).value
		if v &lt; 0 then
	 		v = -v
	 	End if
	 	if v &gt; max then
	 		findAbsMax = i
	 		max = v
	 	End if
	Next

End Function

Sub SwapRow(Mat, r1, r2) ' swap row r1 and row r2 of Matrix mat
    rn = Mat.Rows.Count - 1
    cn = Mat.Columns.Count - 1 

    ' Write codes here

End Sub

Sub GenerateUnitMatrix(Mat) 'Generate Unit Vector

	cn = Mat.Columns.Count - 1
	rn = Mat.Rows.Count - 1

    ' Write codes here

End Sub

Sub LUDecompositionPivot()

    Call LoadMatrixVector
    
    Dim oSheet, oMatA, oVecB, oMatP as Object
    oSheet = ThisComponent.CurrentController.ActiveSheet
    oMatA = oSheet.getcellrangebyname("A2:J11")
    oVecB = oSheet.getcellrangebyname("L2:L11")
    oMatP = oSheet.getcellrangebyname("A18:J27")
   
    Call GenerateUnitMatrix(oMatP)
   
    n = oMatA.Rows.Count - 1
    
    ' Write codes here

End Sub

Sub ForwardSubstitution()

    Dim oSheet, oMatA, oVecB as Object
    oSheet = ThisComponent.CurrentController.ActiveSheet
    oMatA = oSheet.getcellrangebyname("A2:J11")
    oVecB = oSheet.getcellrangebyname("L2:L11")
    
    n = oMatA.Rows.Count - 1
    
    ' Write codes here

End Sub

Sub BackwardSubstitution()

    Dim oSheet, oMatA, oVecB as Object
    oSheet = ThisComponent.CurrentController.ActiveSheet
    oMatA = oSheet.getcellrangebyname("A2:J11")
    oVecB = oSheet.getcellrangebyname("L2:L11")
    
    n = oMatA.Rows.Count - 1
    
    ' Write codes here
    
End Sub

Function VectorNormRange(oVecN)          'Calculate Eucrid Norm of Vector in Speradsheet

    ' Write codes here
    ' Similar to the next function "VectorNormDim"

End Function

Function VectorNormDim(VN)           'Calculate Eucrid Norm of Vector as array in VBA

    n = UBound(VN) - LBound(VN)
    VectorNormDim = 0
    For i = 0 To n
        VectorNormDim = VectorNormDim + VN(i) ^ 2
    Next
    VectorNormDim = Sqr(VectorNormDim)

End Function

Sub copyMat(srcMat, dstMat)

    Call copyMatDivByValue(srcMat, dstMat, 1#)
    
End Sub

Sub copyMatDivByValue(srcMat, dstMat, val)  'srcMat(,)/val -&gt; dstMat

    ' Write codes here

End Sub

Sub Jacobi()

    Dim xk()                                'temporary solution
    
    Dim oSheet, oMatA, oVecX, oVecB, oValEp, oValK, oValR as Object
    oSheet = ThisComponent.CurrentController.ActiveSheet
    oMatA = oSheet.getcellrangebyname("A2:J11")      'Matrix
    oVecB = oSheet.getcellrangebyname("L2:L11")      'Constant Vector
    oVecX = oSheet.getcellrangebyname("B23:B32")    'Solution Vector
    oValEp= oSheet.getcellrangebyname("B15")        'Convergence Criteria
    oValK = oSheet.getcellrangebyname("B19")        'Iteration Count
    oValR = oSheet.getcellrangebyname("B20")        'Residue
    
    n = oVecX.Rows.Count - 1               'Matrix Size Check (LOBasic: 0~n-1)
    ReDim xk(n)
    Call copyMat(oVecB, oVecX)            'copy
    oValK.Value = 0                        'Initialize Counter
    
    Do
    ' Write codes here
    Loop Until (oValR.Value &lt; oValEp.Value)

End Sub

Sub GaussSeidel()

    Dim oSheet, oMatA, oVecX, oVecB, oValEp, oValK, oValR as Object
    oSheet = ThisComponent.CurrentController.ActiveSheet
    oMatA = oSheet.getcellrangebyname("A2:J11")      'Matrix
    oVecB = oSheet.getcellrangebyname("L2:L11")      'Constant Vector
    oVecX = oSheet.getcellrangebyname("E23:E32")    'Solution Vector
    oValEp= oSheet.getcellrangebyname("B15")        'Convergence Criteria
    oValK = oSheet.getcellrangebyname("E19")        'Iteration Count
    oValR = oSheet.getcellrangebyname("E20")        'Residue
    
    ' Write codes here

End Sub

Sub SOR()

    Dim xk()                                'temporary solution
    
    Dim oSheet, oMatA, oVecX, oVecB, oValEp, oValW, oValK, oValR as Object
    oSheet = ThisComponent.CurrentController.ActiveSheet
    oMatA = oSheet.getcellrangebyname("A2:J11")      'Matrix
    oVecB = oSheet.getcellrangebyname("L2:L11")      'Constant Vector
    oVecX = oSheet.getcellrangebyname("H23:H32")    'Solution Vector
    oValEp= oSheet.getcellrangebyname("B15")        'Convergence Criteria
    oValW = oSheet.getcellrangebyname("B16")        'Relaxation Factor
    oValK = oSheet.getcellrangebyname("H19")        'Iteration Count
    oValR = oSheet.getcellrangebyname("H20")        'Residue
    
    ' Write codes here
    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